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automatic-styles>
    <style:style style:name="P1" style:family="paragraph" style:parent-style-name="Standard">
      <style:text-properties style:font-name="Montserrat" style:font-name-asian="Montserrat1" style:font-name-complex="Montserrat1"/>
    </style:style>
    <style:style style:name="P2" style:family="paragraph" style:parent-style-name="Standard">
      <style:paragraph-properties fo:text-align="center" style:justify-single-word="false"/>
    </style:style>
    <style:style style:name="P3" style:family="paragraph" style:parent-style-name="Standard">
      <style:text-properties fo:color="#ff0000" style:font-name="Montserrat" style:font-name-asian="Montserrat1" style:font-name-complex="Montserrat1"/>
    </style:style>
    <style:style style:name="P4" style:family="paragraph" style:parent-style-name="Standard" style:list-style-name="WWNum6">
      <style:paragraph-properties fo:margin-left="0.5in" fo:margin-right="0in" fo:text-indent="-0.25in" style:auto-text-indent="false"/>
    </style:style>
    <style:style style:name="P5" style:family="paragraph" style:parent-style-name="Standard" style:list-style-name="WWNum4">
      <style:paragraph-properties fo:margin-left="0.5in" fo:margin-right="0in" fo:text-indent="-0.25in" style:auto-text-indent="false"/>
    </style:style>
    <style:style style:name="P6" style:family="paragraph" style:parent-style-name="Standard" style:list-style-name="WWNum5">
      <style:paragraph-properties fo:margin-left="0.5in" fo:margin-right="0in" fo:text-indent="-0.25in" style:auto-text-indent="false"/>
    </style:style>
    <style:style style:name="P7" style:family="paragraph" style:parent-style-name="Standard" style:list-style-name="WWNum1">
      <style:paragraph-properties fo:margin-left="0.5in" fo:margin-right="0in" fo:text-indent="-0.25in" style:auto-text-indent="false"/>
    </style:style>
    <style:style style:name="P8" style:family="paragraph" style:parent-style-name="Standard" style:list-style-name="WWNum7">
      <style:paragraph-properties fo:margin-left="0.5in" fo:margin-right="0in" fo:text-indent="-0.25in" style:auto-text-indent="false"/>
    </style:style>
    <style:style style:name="P9" style:family="paragraph" style:parent-style-name="Standard" style:list-style-name="WWNum10">
      <style:paragraph-properties fo:margin-left="0.5in" fo:margin-right="0in" fo:text-indent="-0.25in" style:auto-text-indent="false"/>
    </style:style>
    <style:style style:name="P10" style:family="paragraph" style:parent-style-name="Standard" style:list-style-name="WWNum2">
      <style:paragraph-properties fo:margin-left="0.5in" fo:margin-right="0in" fo:text-indent="-0.25in" style:auto-text-indent="false"/>
    </style:style>
    <style:style style:name="P11" style:family="paragraph" style:parent-style-name="Standard" style:list-style-name="WWNum8">
      <style:paragraph-properties fo:margin-left="0.5in" fo:margin-right="0in" fo:text-indent="-0.25in" style:auto-text-indent="false"/>
    </style:style>
    <style:style style:name="P12" style:family="paragraph" style:parent-style-name="Standard" style:list-style-name="WWNum9">
      <style:paragraph-properties fo:margin-left="0.5in" fo:margin-right="0in" fo:text-indent="-0.25in" style:auto-text-indent="false"/>
    </style:style>
    <style:style style:name="P13" style:family="paragraph" style:parent-style-name="Standard" style:list-style-name="WWNum3">
      <style:paragraph-properties fo:margin-left="0.5in" fo:margin-right="0in" fo:text-indent="-0.25in" style:auto-text-indent="false"/>
    </style:style>
    <style:style style:name="P14" style:family="paragraph" style:parent-style-name="Standard" style:list-style-name="WWNum11">
      <style:paragraph-properties fo:margin-left="0.5in" fo:margin-right="0in" fo:margin-top="0.028in" fo:margin-bottom="0.0417in" loext:contextual-spacing="false" fo:line-height="100%" fo:text-indent="-0.25in" style:auto-text-indent="false"/>
    </style:style>
    <style:style style:name="P15" style:family="paragraph" style:parent-style-name="Standard" style:list-style-name="WWNum1">
      <style:paragraph-properties fo:margin-left="0.5in" fo:margin-right="0in" fo:margin-top="0.028in" fo:margin-bottom="0.0417in" loext:contextual-spacing="false" fo:line-height="100%" fo:text-indent="-0.25in" style:auto-text-indent="false"/>
    </style:style>
    <style:style style:name="P16" style:family="paragraph" style:parent-style-name="Standard" style:list-style-name="WWNum7">
      <style:paragraph-properties fo:margin-left="0.5in" fo:margin-right="0in" fo:margin-top="0.028in" fo:margin-bottom="0.0417in" loext:contextual-spacing="false" fo:line-height="100%" fo:text-indent="-0.25in" style:auto-text-indent="false"/>
    </style:style>
    <style:style style:name="P17" style:family="paragraph" style:parent-style-name="Standard" style:list-style-name="WWNum10">
      <style:paragraph-properties fo:margin-left="0.5in" fo:margin-right="0in" fo:margin-top="0.0555in" fo:margin-bottom="0.0417in" loext:contextual-spacing="false" fo:line-height="100%" fo:text-indent="-0.25in" style:auto-text-indent="false"/>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in" fo:margin-right="0in" fo:text-indent="0in" style:auto-text-indent="false"/>
      <style:text-properties fo:color="#222222" style:font-name="Montserrat" fo:font-size="10.5pt" style:font-name-asian="Montserrat1" style:font-size-asian="10.5pt" style:font-name-complex="Montserrat1" style:font-size-complex="10.5pt"/>
    </style:style>
    <style:style style:name="P20" style:family="paragraph" style:parent-style-name="Standard">
      <style:paragraph-properties fo:margin-left="0in" fo:margin-right="0in" fo:text-indent="0in" style:auto-text-indent="false"/>
      <style:text-properties fo:color="#ff0000" style:font-name="Montserrat" fo:font-size="10.5pt" style:font-name-asian="Montserrat1" style:font-size-asian="10.5pt" style:font-name-complex="Montserrat1" style:font-size-complex="10.5pt" fo:background-color="#ffffff"/>
    </style:style>
    <style:style style:name="P21" style:family="paragraph" style:parent-style-name="Standard">
      <style:paragraph-properties fo:margin-left="0in" fo:margin-right="0in" fo:margin-top="0.028in" fo:margin-bottom="0.0972in" loext:contextual-spacing="false" fo:line-height="100%" fo:text-indent="0in" style:auto-text-indent="false"/>
    </style:style>
    <style:style style:name="P22" style:family="paragraph" style:parent-style-name="Standard">
      <style:paragraph-properties fo:margin-left="0in" fo:margin-right="0in" fo:margin-top="0.028in" fo:margin-bottom="0.0972in" loext:contextual-spacing="false" fo:line-height="100%" fo:text-indent="0in" style:auto-text-indent="false"/>
      <style:text-properties style:font-name="Montserrat" style:font-name-asian="Montserrat1" style:font-name-complex="Montserrat1"/>
    </style:style>
    <style:style style:name="P23" style:family="paragraph" style:parent-style-name="Standard">
      <style:paragraph-properties fo:margin-left="0in" fo:margin-right="0in" fo:margin-top="0.0555in" fo:margin-bottom="0.1807in" loext:contextual-spacing="false" fo:line-height="100%" fo:text-indent="0in" style:auto-text-indent="false"/>
    </style:style>
    <style:style style:name="P24" style:family="paragraph" style:parent-style-name="Standard">
      <loext:graphic-properties draw:fill="solid" draw:fill-color="#ffffff"/>
      <style:paragraph-properties fo:margin-top="0.0693in" fo:margin-bottom="0.0693in" loext:contextual-spacing="false" fo:line-height="100%" fo:background-color="#ffffff"/>
    </style:style>
    <style:style style:name="P25" style:family="paragraph" style:parent-style-name="Standard">
      <style:paragraph-properties fo:margin-left="0.2362in" fo:margin-right="0in" fo:margin-top="0.028in" fo:margin-bottom="0.0972in" loext:contextual-spacing="false" fo:line-height="100%" fo:text-indent="0in" style:auto-text-indent="false"/>
    </style:style>
    <style:style style:name="P26" style:family="paragraph" style:parent-style-name="Standard">
      <style:paragraph-properties fo:margin-left="0.2362in" fo:margin-right="0in" fo:margin-top="0.028in" fo:margin-bottom="0.0972in" loext:contextual-spacing="false" fo:line-height="100%" fo:text-indent="0in" style:auto-text-indent="false"/>
      <style:text-properties fo:color="#222222" style:font-name="Montserrat" fo:font-size="10.5pt" style:font-name-asian="Montserrat1" style:font-size-asian="10.5pt" style:font-name-complex="Montserrat1" style:font-size-complex="10.5pt" fo:background-color="#ffffff"/>
    </style:style>
    <style:style style:name="P27" style:family="paragraph" style:parent-style-name="Standard">
      <style:paragraph-properties fo:margin-left="0.2362in" fo:margin-right="0in" fo:margin-top="0.028in" fo:margin-bottom="0.0972in" loext:contextual-spacing="false" fo:line-height="100%" fo:text-indent="0in" style:auto-text-indent="false"/>
      <style:text-properties fo:color="#ff0000" style:font-name="Montserrat" fo:font-size="10.5pt" style:font-name-asian="Montserrat1" style:font-size-asian="10.5pt" style:font-name-complex="Montserrat1" style:font-size-complex="10.5pt" fo:background-color="#ffffff"/>
    </style:style>
    <style:style style:name="P28" style:family="paragraph" style:parent-style-name="Standard">
      <style:paragraph-properties fo:margin-left="0.472in" fo:margin-right="0in" fo:margin-top="0.0555in" fo:margin-bottom="0.1807in" loext:contextual-spacing="false" fo:line-height="100%" fo:text-indent="0in" style:auto-text-indent="false"/>
    </style:style>
    <style:style style:name="P29" style:family="paragraph" style:parent-style-name="Standard">
      <style:paragraph-properties fo:margin-left="0.472in" fo:margin-right="0in" fo:margin-top="0.0555in" fo:margin-bottom="0.1807in" loext:contextual-spacing="false" fo:line-height="100%" fo:text-indent="0in" style:auto-text-indent="false"/>
      <style:text-properties fo:color="#ff0000" style:font-name="Montserrat" fo:font-size="10.5pt" style:font-name-asian="Montserrat1" style:font-size-asian="10.5pt" style:font-name-complex="Montserrat1" style:font-size-complex="10.5pt" fo:background-color="#ffffff"/>
    </style:style>
    <style:style style:name="P30" style:family="paragraph" style:parent-style-name="Standard" style:list-style-name="WWNum11">
      <style:paragraph-properties fo:margin-left="1in" fo:margin-right="0in" fo:text-indent="-0.25in" style:auto-text-indent="false"/>
    </style:style>
    <style:style style:name="P31" style:family="paragraph" style:parent-style-name="Standard" style:list-style-name="WWNum7">
      <style:paragraph-properties fo:margin-left="1in" fo:margin-right="0in" fo:text-indent="-0.25in" style:auto-text-indent="false"/>
    </style:style>
    <style:style style:name="P32" style:family="paragraph" style:parent-style-name="Standard" style:list-style-name="WWNum8">
      <style:paragraph-properties fo:margin-left="1in" fo:margin-right="0in" fo:text-indent="-0.25in" style:auto-text-indent="false"/>
    </style:style>
    <style:style style:name="P33" style:family="paragraph" style:parent-style-name="Standard" style:list-style-name="WWNum9">
      <style:paragraph-properties fo:margin-left="1in" fo:margin-right="0in" fo:text-indent="-0.25in" style:auto-text-indent="false"/>
    </style:style>
    <style:style style:name="P34" style:family="paragraph" style:parent-style-name="Standard" style:list-style-name="WWNum11">
      <style:paragraph-properties fo:margin-left="1in" fo:margin-right="0in" fo:margin-top="0in" fo:margin-bottom="0.0972in" loext:contextual-spacing="false" fo:line-height="100%" fo:text-indent="-0.25in" style:auto-text-indent="false"/>
    </style:style>
    <style:style style:name="P35" style:family="paragraph" style:parent-style-name="Standard">
      <style:paragraph-properties fo:margin-left="1in" fo:margin-right="0in" fo:text-indent="0in" style:auto-text-indent="false"/>
      <style:text-properties fo:color="#ff0000" style:font-name="Montserrat" fo:font-size="10.5pt" style:font-name-asian="Montserrat1" style:font-size-asian="10.5pt" style:font-name-complex="Montserrat1" style:font-size-complex="10.5pt" fo:background-color="#ffffff"/>
    </style:style>
    <style:style style:name="P36" style:family="paragraph" style:parent-style-name="Standard">
      <style:paragraph-properties fo:margin-left="1in" fo:margin-right="0in" fo:text-indent="0in" style:auto-text-indent="false"/>
      <style:text-properties fo:color="#ff0000" style:font-name="Montserrat" style:font-name-asian="Montserrat1" style:font-name-complex="Montserrat1"/>
    </style:style>
    <style:style style:name="P37" style:family="paragraph" style:parent-style-name="Standard">
      <style:paragraph-properties fo:margin-left="0.5in" fo:margin-right="0in" fo:text-indent="0in" style:auto-text-indent="false"/>
      <style:text-properties fo:color="#ff0000" style:font-name="Montserrat" fo:font-size="10.5pt" style:font-name-asian="Montserrat1" style:font-size-asian="10.5pt" style:font-name-complex="Montserrat1" style:font-size-complex="10.5pt" fo:background-color="#ffffff"/>
    </style:style>
    <style:style style:name="P38" style:family="paragraph" style:parent-style-name="Standard">
      <style:paragraph-properties fo:margin-left="0.5in" fo:margin-right="0in" fo:text-indent="0in" style:auto-text-indent="false"/>
      <style:text-properties fo:color="#222222" style:font-name="Montserrat" fo:font-size="10.5pt" style:font-name-asian="Montserrat1" style:font-size-asian="10.5pt" style:font-name-complex="Montserrat1" style:font-size-complex="10.5pt" fo:background-color="#ffffff"/>
    </style:style>
    <style:style style:name="P39" style:family="paragraph" style:parent-style-name="Standard" style:list-style-name="WWNum11">
      <style:paragraph-properties fo:margin-left="1.5in" fo:margin-right="0in" fo:margin-top="0in" fo:margin-bottom="0.0972in" loext:contextual-spacing="false" fo:line-height="100%" fo:text-indent="-0.25in" style:auto-text-indent="false"/>
    </style:style>
    <style:style style:name="P40" style:family="paragraph" style:parent-style-name="Standard">
      <style:paragraph-properties fo:margin-top="0.028in" fo:margin-bottom="0.0972in" loext:contextual-spacing="false" fo:line-height="100%"/>
    </style:style>
    <style:style style:name="P41" style:family="paragraph" style:parent-style-name="Standard">
      <style:paragraph-properties fo:margin-top="0.028in" fo:margin-bottom="0.0972in" loext:contextual-spacing="false" fo:line-height="100%"/>
      <style:text-properties style:font-name="Montserrat" style:font-name-asian="Montserrat1" style:font-name-complex="Montserrat1"/>
    </style:style>
    <style:style style:name="P42" style:family="paragraph" style:parent-style-name="Standard">
      <style:paragraph-properties fo:margin-left="0.25in" fo:margin-right="0in" fo:text-indent="0in" style:auto-text-indent="false"/>
    </style:style>
    <style:style style:name="P43" style:family="paragraph" style:parent-style-name="Standard">
      <style:paragraph-properties fo:margin-left="0.25in" fo:margin-right="0in" fo:text-indent="0in" style:auto-text-indent="false"/>
      <style:text-properties fo:color="#ff0000" style:font-name="Montserrat" style:font-name-asian="Montserrat1" style:font-name-complex="Montserrat1"/>
    </style:style>
    <style:style style:name="P44" style:family="paragraph" style:parent-style-name="Standard" style:list-style-name="WWNum7">
      <style:paragraph-properties fo:margin-left="1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45" style:family="paragraph" style:parent-style-name="Standard" style:list-style-name="WWNum7">
      <style:paragraph-properties fo:margin-left="1in" fo:margin-right="0in" fo:margin-top="0in" fo:margin-bottom="0in" loext:contextual-spacing="false" fo:line-height="115%" fo:text-align="start" style:justify-single-word="false" fo:keep-together="auto" fo:orphans="2" fo:widows="2" fo:text-indent="-0.25in" style:auto-text-indent="false" fo:keep-with-next="auto"/>
    </style:style>
    <style:style style:name="P46" style:family="paragraph" style:parent-style-name="Heading_20_3">
      <loext:graphic-properties draw:fill="solid" draw:fill-color="#ffffff"/>
      <style:paragraph-properties fo:margin-top="0.0555in" fo:margin-bottom="0in" loext:contextual-spacing="false" fo:line-height="160%" fo:keep-together="auto" fo:background-color="#ffffff" fo:padding-left="0in" fo:padding-right="0in" fo:padding-top="0.0835in" fo:padding-bottom="0in" fo:border="none" fo:keep-with-next="auto"/>
    </style:style>
    <style:style style:name="P47" style:family="paragraph" style:parent-style-name="Title">
      <loext:graphic-properties draw:fill="solid" draw:fill-color="#ffffff"/>
      <style:paragraph-properties fo:margin-top="0.0693in" fo:margin-bottom="0.0693in" loext:contextual-spacing="false" fo:line-height="100%" fo:background-color="#ffffff"/>
    </style:style>
    <style:style style:name="P48" style:family="paragraph" style:parent-style-name="Title" style:master-page-name="Standard">
      <loext:graphic-properties draw:fill="solid" draw:fill-color="#ffffff"/>
      <style:paragraph-properties fo:margin-top="0.0693in" fo:margin-bottom="0.0693in" loext:contextual-spacing="false" fo:line-height="100%" style:page-number="1" fo:background-color="#ffffff"/>
    </style:style>
    <style:style style:name="P49" style:family="paragraph" style:parent-style-name="Title" style:master-page-name="Converted1">
      <loext:graphic-properties draw:fill="solid" draw:fill-color="#ffffff"/>
      <style:paragraph-properties fo:margin-top="0.0693in" fo:margin-bottom="0.0693in" loext:contextual-spacing="false" fo:line-height="100%" style:page-number="auto" fo:background-color="#ffffff"/>
    </style:style>
    <style:style style:name="T1" style:family="text">
      <style:text-properties style:font-name="Montserrat" style:font-name-asian="Montserrat1" style:font-name-complex="Montserrat1"/>
    </style:style>
    <style:style style:name="T2" style:family="text">
      <style:text-properties style:font-name="Montserrat" fo:font-style="italic" style:font-name-asian="Montserrat1" style:font-style-asian="italic" style:font-name-complex="Montserrat1"/>
    </style:style>
    <style:style style:name="T3" style:family="text">
      <style:text-properties style:font-name="Montserrat" fo:font-style="italic" fo:font-weight="bold" style:font-name-asian="Montserrat1" style:font-style-asian="italic" style:font-weight-asian="bold" style:font-name-complex="Montserrat1"/>
    </style:style>
    <style:style style:name="T4" style:family="text">
      <style:text-properties style:font-name="Montserrat" style:text-underline-style="none" style:font-name-asian="Montserrat1" style:font-name-complex="Montserrat1"/>
    </style:style>
    <style:style style:name="T5" style:family="text">
      <style:text-properties style:font-name="Montserrat" fo:font-weight="bold" style:font-name-asian="Montserrat1" style:font-weight-asian="bold" style:font-name-complex="Montserrat1"/>
    </style:style>
    <style:style style:name="T6" style:family="text">
      <style:text-properties style:font-name="Montserrat" fo:font-size="26pt" style:font-name-asian="Montserrat1" style:font-size-asian="26pt" style:font-name-complex="Montserrat1" style:font-size-complex="26pt"/>
    </style:style>
    <style:style style:name="T7" style:family="text">
      <style:text-properties style:font-name="Montserrat" style:text-underline-style="solid" style:text-underline-width="auto" style:text-underline-color="font-color" style:font-name-asian="Montserrat1" style:font-name-complex="Montserrat1"/>
    </style:style>
    <style:style style:name="T8" style:family="text">
      <style:text-properties fo:color="#ff0000" style:font-name="Montserrat" style:font-name-asian="Montserrat1" style:font-name-complex="Montserrat1"/>
    </style:style>
    <style:style style:name="T9" style:family="text">
      <style:text-properties fo:color="#ff0000" style:font-name="Montserrat" fo:font-size="10.5pt" style:font-name-asian="Montserrat1" style:font-size-asian="10.5pt" style:font-name-complex="Montserrat1" style:font-size-complex="10.5pt"/>
    </style:style>
    <style:style style:name="T10" style:family="text">
      <style:text-properties fo:color="#ff0000" style:font-name="Montserrat" fo:font-size="10.5pt" style:font-name-asian="Montserrat1" style:font-size-asian="10.5pt" style:font-name-complex="Montserrat1" style:font-size-complex="10.5pt" fo:background-color="#ffffff"/>
    </style:style>
    <style:style style:name="T11" style:family="text">
      <style:text-properties fo:color="#ff0000" style:font-name="Montserrat" fo:font-size="10.5pt" fo:font-weight="bold" style:font-name-asian="Montserrat1" style:font-size-asian="10.5pt" style:font-weight-asian="bold" style:font-name-complex="Montserrat1" style:font-size-complex="10.5pt" fo:background-color="#ffffff"/>
    </style:style>
    <style:style style:name="T12" style:family="text">
      <style:text-properties fo:color="#ff0000" style:font-name="Montserrat" fo:font-size="15.5pt" fo:font-weight="bold" style:font-name-asian="Montserrat1" style:font-size-asian="15.5pt" style:font-weight-asian="bold" style:font-name-complex="Montserrat1" style:font-size-complex="15.5pt"/>
    </style:style>
    <style:style style:name="T13" style:family="text">
      <style:text-properties fo:color="#ff0000" style:font-name="Montserrat" fo:font-weight="bold" style:font-name-asian="Montserrat1" style:font-weight-asian="bold" style:font-name-complex="Montserrat1"/>
    </style:style>
    <style:style style:name="T14" style:family="text">
      <style:text-properties fo:color="#ff0000" style:text-position="super 58%" style:font-name="Montserrat" style:font-name-asian="Montserrat1" style:font-name-complex="Montserrat1"/>
    </style:style>
    <style:style style:name="T15" style:family="text">
      <style:text-properties fo:color="#1155cc" style:font-name="Montserrat" style:text-underline-style="solid" style:text-underline-width="auto" style:text-underline-color="font-color" style:font-name-asian="Montserrat1" style:font-name-complex="Montserrat1"/>
    </style:style>
    <style:style style:name="T16" style:family="text">
      <style:text-properties fo:color="#222222" style:font-name="Montserrat" fo:font-size="11.5pt" style:font-name-asian="Montserrat1" style:font-size-asian="11.5pt" style:font-name-complex="Montserrat1" style:font-size-complex="11.5pt" fo:background-color="#ffffff"/>
    </style:style>
    <style:style style:name="T17" style:family="text">
      <style:text-properties fo:color="#222222" style:font-name="Montserrat" fo:font-size="10.5pt" style:font-name-asian="Montserrat1" style:font-size-asian="10.5pt" style:font-name-complex="Montserrat1" style:font-size-complex="10.5pt"/>
    </style:style>
    <style:style style:name="T18" style:family="text">
      <style:text-properties fo:color="#222222" style:font-name="Montserrat" fo:font-size="10.5pt" style:font-name-asian="Montserrat1" style:font-size-asian="10.5pt" style:font-name-complex="Montserrat1" style:font-size-complex="10.5pt" fo:background-color="#ffffff"/>
    </style:style>
    <style:style style:name="T19" style:family="text">
      <style:text-properties fo:color="#222222" style:font-name="Montserrat" fo:font-size="10.5pt" fo:font-weight="bold" style:font-name-asian="Montserrat1" style:font-size-asian="10.5pt" style:font-weight-asian="bold" style:font-name-complex="Montserrat1" style:font-size-complex="10.5pt" fo:background-color="#ffffff"/>
    </style:style>
    <style:style style:name="T20" style:family="text">
      <style:text-properties fo:color="#222222" style:font-name="Montserrat" fo:font-size="10.5pt" fo:font-weight="bold" style:font-name-asian="Montserrat1" style:font-size-asian="10.5pt" style:font-weight-asian="bold" style:font-name-complex="Montserrat1" style:font-size-complex="10.5pt" fo:background-color="#ffff00"/>
    </style:style>
    <style:style style:name="T21" style:family="text">
      <style:text-properties fo:color="#222222" style:font-name="Montserrat" style:font-name-asian="Montserrat1" style:font-name-complex="Montserrat1"/>
    </style:style>
    <style:style style:name="T22" style:family="text">
      <style:text-properties fo:color="#000000" style:font-name="Montserrat" fo:font-size="15.5pt" fo:font-weight="bold" style:font-name-asian="Montserrat1" style:font-size-asian="15.5pt" style:font-weight-asian="bold" style:font-name-complex="Montserrat1" style:font-size-complex="15.5pt"/>
    </style:style>
    <style:style style:name="T23" style:family="text">
      <style:text-properties fo:font-variant="normal" fo:text-transform="none" fo:color="#ff0000" style:text-line-through-style="none" style:text-line-through-type="none" style:text-position="0% 100%" style:font-name="Montserrat" fo:font-size="11pt" fo:font-style="normal" style:text-underline-style="none" style:font-name-asian="Montserrat1" style:font-size-asian="11pt" style:font-style-asian="normal" style:font-name-complex="Montserrat1" style:font-size-complex="11pt"/>
    </style:style>
    <style:style style:name="T24" style:family="text">
      <style:text-properties fo:font-variant="normal" fo:text-transform="none" fo:color="#ff0000" style:text-line-through-style="none" style:text-line-through-type="none" style:text-position="0% 100%" style:font-name="Montserrat" fo:font-size="11pt" fo:font-style="normal" style:font-name-asian="Montserrat1" style:font-size-asian="11pt" style:font-style-asian="normal" style:font-name-complex="Montserrat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bookmark text:name="_gjdgxs"/><text:span text:style-name="T1">Introduction</text:span></text:p>
      <text:p text:style-name="Standard"><text:span text:style-name="T1">The Peer Accounting License (PAL) is an update to the Peer Production License (PPL) that incorporates some ideas from Liberal Radicalism such as the Harberger Tax method and Open Value Accounting/Contribution Tracking thoughts from the CBPP movement (especially Sensorica). This PAL is specifically for copyrighted material but I may extend it to all intellectual property (including sui generis), and adapt it for dataset and analysis licensing. </text:span></text:p>
      <text:p text:style-name="P1"/>
      <text:p text:style-name="Standard"><text:span text:style-name="T1">My edits to the PPL are in </text:span><text:span text:style-name="T8">red</text:span><text:span text:style-name="T1">. After you have had a chance to read the PAL, please consider the following questions below, post your comments on this document, and if wanted, send your feedback to </text:span><text:a xlink:type="simple" xlink:href="mailto:ledgerback@gmail.com" text:style-name="ListLabel_20_100" text:visited-style-name="ListLabel_20_100"><text:span text:style-name="T15">ledgerback@gmail.com</text:span></text:a><text:span text:style-name="T1">. </text:span></text:p>
      <text:p text:style-name="P1"/>
      <text:p text:style-name="Standard"><text:span text:style-name="T1">PAL makes three significant updates to the PPL:</text:span></text:p>
      <text:p text:style-name="P1"/>
      <text:list xml:id="list754510057" text:style-name="WWNum6">
        <text:list-item>
          <text:p text:style-name="P4"><text:span text:style-name="T16">Capitalist Enterprises can use any copyrighted material for commercial or non-commercial purposes subject to the application of the Harberger Tax method to any adaptations of the copyrighted material;</text:span></text:p>
        </text:list-item>
        <text:list-item>
          <text:p text:style-name="P4"><text:span text:style-name="T16">Requiring the Licensor to create a CMO for the copyrighted material when the Licensor has ~1000 Licensees; and</text:span></text:p>
        </text:list-item>
        <text:list-item>
          <text:p text:style-name="P4"><text:span text:style-name="T16">Requiring that the Licensor and all Licensees provide Production Provenance of their adaptations of the copyrighted material (similar to CRediT – Contributor Roles Taxonomy). In this component, Licensees can satisfy this by stating how the work was produced (labor, time, funds, etc.), mentioning the Licensee(s) before them (i.e., tracking the line of licenses), and depositing proof of their adaptation in a publicly accessible database or repository (e.g., a public GitHub repository or open access repository).</text:span></text:p>
        </text:list-item>
      </text:list>
      <text:p text:style-name="P1"/>
      <text:p text:style-name="Standard"><text:span text:style-name="T1">I am creating an update to the PPL for the following reasons:</text:span></text:p>
      <text:p text:style-name="P1"/>
      <text:list xml:id="list4230407588" text:style-name="WWNum4">
        <text:list-item>
          <text:p text:style-name="P5"><text:span text:style-name="T1">The PPL is not properly designed as a transvestment strategy to extract value from a capitalist market to a commons-based/socialist market because it prevents investor-based organizations (e.g., shareholder corporations) and many others from using materials licensed under the PPL even though these are the organizations which can generate the most value from adapting these works. </text:span></text:p>
        </text:list-item>
        <text:list-item>
          <text:p text:style-name="P5"><text:span text:style-name="T1">The PPL does not explicitly require the parties to include contribution or value tracking and version tracking of the original work and any adaptations.</text:span></text:p>
        </text:list-item>
        <text:list-item>
          <text:p text:style-name="P5"><text:span text:style-name="T1">The PPL does not factor in scalability issues that can arise when there are many licensees under the PPL (i.e., how can the licensor effectively monitor the actions of licensees and infringers as the number of users of the Work becomes very high) and the need for managing adaptations in a collective manner for the benefit of the author, licensor and licensees.</text:span></text:p>
        </text:list-item>
        <text:list-item>
          <text:p text:style-name="P5"><text:span text:style-name="T1">The PPL is difficult to adopt </text:span><text:span text:style-name="T2">as is </text:span><text:span text:style-name="T1">because there is a lack of value garnered from the author or licensor from the use of the work. </text:span></text:p>
        </text:list-item>
        <text:list-item>
          <text:p text:style-name="P5"><text:span text:style-name="T1">The PPL does not adequately address the various types of cooperative enterprises, including those which may not be worker-owned. </text:span></text:p>
        </text:list-item>
        <text:list-item>
          <text:p text:style-name="P5"><text:span text:style-name="T1">The PPL does not give an option for capitalist enterprises to work against each other by licensing their works under the PPL (i.e., since there is no restriction on who can be a licensor, even capitalist enterprises can use this license)</text:span></text:p>
        </text:list-item>
        <text:list-item>
          <text:p text:style-name="P5"><text:span text:style-name="T1">The PPL does not include a section for authors or rightsholders to inject their values into the license as restrictions on the use of the copyrighted material.</text:span></text:p>
        </text:list-item>
      </text:list>
      <text:p text:style-name="P1"><text:soft-page-break/></text:p>
      <text:p text:style-name="Standard"><text:span text:style-name="T1">For background articles that informed my thoughts for PAL Version 0.5, please refer to the </text:span><text:span text:style-name="T5">References</text:span><text:span text:style-name="T1"> section. </text:span></text:p>
      <text:p text:style-name="P19"/>
      <text:p text:style-name="P47"><text:bookmark text:name="_ajtu9gv63iac"/><text:bookmark text:name="_pjzv0gz11jg0"/></text:p>
      <text:p text:style-name="P49"><text:bookmark text:name="_vu0wavkgpv0z"/><text:span text:style-name="T1">Peer Accounting License</text:span></text:p>
      <text:p text:style-name="P24"><text:span text:style-name="T17">THE WORK (AS DEFINED BELOW) IS PROVIDED UNDER THE TERMS OF THIS </text:span><text:span text:style-name="T9">COPYLEFT </text:span><text:span text:style-name="T17">PUBLIC LICENSE (“LICENSE”). THE WORK IS PROTECTED BY COPYRIGHT AND ALL OTHER APPLICABLE LAWS. ANY USE OF THE WORK OTHER THAN AS AUTHORIZED UNDER THIS LICENSE OR COPYRIGHT LAW IS PROHIBITED. BY EXERCISING ANY RIGHTS TO THE WORK PROVIDED IN THIS LICENSE, YOU AGREE TO BE BOUND BY THE TERMS OF THIS LICENSE. TO THE EXTENT THIS LICENSE MAY BE CONSIDERED TO BE A CONTRACT, THE LICENSOR GRANTS YOU THE RIGHTS CONTAINED HEREIN AS CONSIDERATION FOR ACCEPTING THE TERMS AND CONDITIONS OF THIS LICENSE AND FOR AGREEING TO BE BOUND BY THE TERMS AND CONDITIONS OF THIS LICENSE.</text:span></text:p>
      <text:p text:style-name="P46"><text:bookmark text:name="_30j0zll"/><text:span text:style-name="T22">1. DEFINITIONS</text:span></text:p>
      <text:p text:style-name="P25"><text:span text:style-name="T18">a. </text:span><text:span text:style-name="T19">“Adaptation”</text:span><text:span text:style-name="T18"> means a work based upon the Work, or upon the Work and other pre-existing works, such as a translation, adaptation, derivative work, arrangement of music or other alterations of a literary or artistic work, or phonogram or performance and includes cinematographic adaptations or any other form in which the Work may be recast, transformed, or adapted including in any form recognizably derived from the original, except that a work that constitutes a Collection will not be considered an Adaptation for the purpose of this License. For the avoidance of doubt, where the Work is a musical work, performance or phonogram, the synchronization of the Work in timed-relation with a moving image (“synching”) will be considered an Adaptation for the purpose of this License.</text:span></text:p>
      <text:p text:style-name="P25"><text:span text:style-name="T18">b. </text:span><text:span text:style-name="T19">“Collection”</text:span><text:span text:style-name="T18"> means a collection of literary or artistic works, such as encyclopedias and anthologies, or performances, phonograms or broadcasts, or other works or subject matter other than works listed in Section 1(f) below, which, by reason of the selection and arrangement of their contents, constitute intellectual creations, in which the Work is included in its entirety in unmodified form along with one or more other contributions, each constituting separate and independent works in themselves, which together are assembled into a collective whole. A work that constitutes a Collection will not be considered an Adaptation (as defined above) for the purposes of this License.</text:span></text:p>
      <text:p text:style-name="P25"><text:span text:style-name="T18">c. </text:span><text:span text:style-name="T19">“Distribute”</text:span><text:span text:style-name="T18"> means to make available to the public the original and copies of the Work or Adaptation, as appropriate, through sale, gift or any other transfer of possession or ownership.</text:span></text:p>
      <text:p text:style-name="P25"><text:span text:style-name="T18">d. </text:span><text:span text:style-name="T19">“Licensor”</text:span><text:span text:style-name="T18"> means the individual, individuals, entity or entities that offer(s) the Work under the terms of this License.</text:span></text:p>
      <text:p text:style-name="P25"><text:span text:style-name="T18">e. </text:span><text:span text:style-name="T19">“Original Author”</text:span><text:span text:style-name="T18"> means, in the case of a literary or artistic work, the individual, individuals, entity or entities who created the Work or if no individual or entity can be identified, the publisher; and in addition (i) in the case of a performance the actors, singers, musicians, dancers, and other persons who act, sing, deliver, declaim, play in, interpret or otherwise perform literary or artistic works or expressions of folklore; (ii) in the case of a phonogram the producer being the person or legal entity who first fixes the sounds of a performance or other sounds; and, (iii) in the case of broadcasts, the organization that transmits the broadcast.</text:span></text:p>
      <text:p text:style-name="P25"><text:span text:style-name="T18">f. </text:span><text:span text:style-name="T19">“Work”</text:span><text:span text:style-name="T18"> means the literary and/or artistic work offered under the terms of this License including without limitation any production in the literary, scientific and artistic domain, whatever may be the mode or form of its expression including digital form, such as a book, pamphlet and other writing; a lecture, address, sermon or other work of the same nature; a dramatic or dramatico-musical work; a choreographic work or entertainment in dumb show; a musical composition with or without words; a cinematographic work to which are assimilated works expressed by a process analogous to cinematography; a work of drawing, painting, architecture, sculpture, engraving or lithography; a photographic work to which are assimilated works expressed by a process analogous to photography; a work of applied art; an illustration, map, plan, sketch or three-dimensional work relative to geography, topography, architecture or science; a performance; a broadcast; a phonogram; a compilation of data to the extent it is protected as a copyrightable work; or a work performed by a variety or circus performer to the extent it is not otherwise considered a literary or artistic work.</text:span></text:p>
      <text:p text:style-name="P25"><text:span text:style-name="T18">g. </text:span><text:span text:style-name="T19">“You/Your”</text:span><text:span text:style-name="T18"> means an individual or entity exercising rights under this License who has not previously violated the terms of this License with respect to the Work, or who has received express permission from the Licensor to exercise rights under this License despite a previous violation.</text:span></text:p>
      <text:p text:style-name="P25"><text:span text:style-name="T18">h. </text:span><text:span text:style-name="T19">“Publicly Perform”</text:span><text:span text:style-name="T18"> means to perform public recitations of the Work and to communicate to the public those public recitations, by any means or process, including by wire or wireless means or public digital performances; to make available to the public Works in such a way that members of the public may access these Works from a place and at a place individually chosen by them; to perform the Work to the public by any means or process and the communication to the public of the performances of the Work, including by public digital performance; to broadcast and rebroadcast the Work by any means including signs, sounds or images.</text:span></text:p>
      <text:p text:style-name="P25"><text:span text:style-name="T18">i. </text:span><text:span text:style-name="T19">“Reproduce”</text:span><text:span text:style-name="T18"> means to make copies of the Work by any means including without limitation by sound or visual recordings and the right of fixation and reproducing fixations of the Work, including storage of a protected performance or phonogram in digital form or other electronic medium.</text:span></text:p>
      <text:p text:style-name="P25"><text:span text:style-name="T10">j. “</text:span><text:span text:style-name="T11">Harberger Tax” </text:span><text:span text:style-name="T10">means a method for evaluating the value of an Adaptation of the Work where the Licensee self-assesses the value of the Adaptation and must use the self-assessed value of the Adaptation in all future negotiations and transactions with counterparties. </text:span></text:p>
      <text:p text:style-name="P25"><text:span text:style-name="T10">k. </text:span><text:span text:style-name="T11">“Adaptation Value” </text:span><text:span text:style-name="T10">means the Licensee’s self-assessed value of the Adaptation by applying the Harberger Tax method that is always positive and no less than $1.00 USD.</text:span></text:p>
      <text:p text:style-name="P25"><text:span text:style-name="T10">l. </text:span><text:span text:style-name="T11">“Web3 Organization” </text:span><text:span text:style-name="T10">means an organization or group that develops Web3 technologies</text:span></text:p>
      <text:p text:style-name="P25"><text:span text:style-name="T10">m. </text:span><text:span text:style-name="T11">“Principles and Values” </text:span><text:span text:style-name="T10">means the principles and values that the Licensor seeks to associate with this License. </text:span></text:p>
      <text:p text:style-name="P25"><text:span text:style-name="T10">n. “</text:span><text:span text:style-name="T11">Cooperative Enterprise</text:span><text:span text:style-name="T10">” means an enterprise which explicitly adheres to the cooperative principles and values defined by the International Co-operative Alliance or is legally organized as a cooperative under the laws of their jurisdiction. </text:span></text:p>
      <text:p text:style-name="P25"><text:span text:style-name="T10">o. “</text:span><text:span text:style-name="T11">Capitalist Enterprise</text:span><text:span text:style-name="T10">” means an enterprise which is not a Cooperative Enterprise, Benefit Enterprise, or distributes value not based on patronage but by holding of shares. </text:span><text:span text:style-name="T18"><text:s/></text:span><text:span text:style-name="T10">Alternatively, an enterprise that is privately or publicly owned that seeks to generate profit from the labor of employees paid by salary or other wages, without the distribution of profit or surplus to the employees nor allowing employees to have any voting rights as shareholders to exert influence over the corporate governance matters of the enterprise.</text:span></text:p>
      <text:p text:style-name="P25"><text:span text:style-name="T10">p. “</text:span><text:span text:style-name="T11">Author Values</text:span><text:span text:style-name="T10">” means the values that the author of the Work or the licensor of the Work or Adaptation seeks to associate with this license.</text:span></text:p>
      <text:p text:style-name="P25"><text:span text:style-name="T10">q. “Capitalist Ent”</text:span></text:p>
      <text:p text:style-name="P25"><text:span text:style-name="T10">r. “</text:span><text:span text:style-name="T11">Stewardship Business</text:span><text:span text:style-name="T10">” means a business which is managed by a trust either through majority ownership of voting shares or is operated for the benefit of the class under which the trust is created for. </text:span></text:p>
      <text:p text:style-name="P25"><text:soft-page-break/><text:span text:style-name="T18">q. </text:span><text:span text:style-name="T19">“Web3 Principles and Values” </text:span><text:span text:style-name="T18">means the principles and values that descibe the ethos of Web3 technologies and associated communities, that includes decentralization, fairness, democratization, individual empowerment, openness, and other similar prciniples and values.</text:span></text:p>
      <text:p text:style-name="P25"><text:span text:style-name="T18">Should also make it that the first assessment of the Adapataion sets an absolute minimum on the value of the Adapatation. Also, that an interest rate is charged at some percetnge, maybe 1-5%, depending on</text:span></text:p>
      <text:p text:style-name="P26"/>
      <text:p text:style-name="P26"/>
      <text:p text:style-name="P46"><text:bookmark text:name="_1fob9te"/><text:span text:style-name="T22">2. FAIR DEALING RIGHTS</text:span></text:p>
      <text:p text:style-name="P24"><text:span text:style-name="T17">Nothing in this License is intended to reduce, limit, or restrict any uses free from copyright or rights arising from limitations or exceptions that are provided for in connection with the copyright protection under copyright law or other applicable laws.</text:span></text:p>
      <text:p text:style-name="P46"><text:bookmark text:name="_3znysh7"/><text:span text:style-name="T22">3. LICENSE GRANT</text:span></text:p>
      <text:p text:style-name="P24"><text:span text:style-name="T17">Subject to the terms and conditions of this License, Licensor hereby grants You a worldwide, royalty-free, non-exclusive, perpetual (for the duration of the applicable copyright) license to exercise the rights in the Work as stated below:</text:span></text:p>
      <text:p text:style-name="P25"><text:span text:style-name="T18">a. to Reproduce the Work, to incorporate the Work into one or more Collections, and to Reproduce the Work as incorporated in the Collections;</text:span></text:p>
      <text:p text:style-name="P25"><text:span text:style-name="T18">b. to create and Reproduce Adaptations provided that any such Adaptation, including any translation in any medium, takes reasonable steps to clearly label, demarcate or otherwise identify that changes were made to the original Work. For example, a translation could be marked “The original work was translated from English to Spanish,” or a modification could indicate “The original work has been modified.”;</text:span></text:p>
      <text:p text:style-name="P25"><text:span text:style-name="T18">c. to Distribute and Publicly Perform the Work including as incorporated in Collections; and,</text:span></text:p>
      <text:p text:style-name="P25"><text:span text:style-name="T18">d. to Distribute and Publicly Perform Adaptations. The above rights may be exercised in all media and formats whether now known or hereafter devised. The above rights include the right to make such modifications as are technically necessary to exercise the rights in other media and formats. Subject to Section 8(f), all rights not expressly granted by Licensor are hereby reserved, including but not limited to the rights set forth in Section 4(f).</text:span></text:p>
      <text:p text:style-name="P46"><text:bookmark text:name="_2et92p0"/><text:span text:style-name="T22">4. RESTRICTIONS</text:span></text:p>
      <text:p text:style-name="P24"><text:span text:style-name="T17">The license granted in Section 3 above is expressly made subject to and limited by the following restrictions:</text:span></text:p>
      <text:p text:style-name="P21"><text:span text:style-name="T18">a. You may Distribute or Publicly Perform the Work only under the terms of this License.</text:span><text:span text:style-name="T17"> You must include a copy of, or the Uniform Resource Identifier (URI) for, this License with every copy of the Work You Distribute or Publicly Perform. You may not offer or impose any terms on the Work that restrict the terms of this License or the ability of the recipient of the Work to exercise the rights granted to that recipient under the terms of the License. You may not sublicense the Work. You must keep intact all notices that refer to this License and to the disclaimer of warranties with every copy of the Work You Distribute or Publicly Perform. When You Distribute or Publicly Perform the Work, You may not impose any effective technological measures on the Work that restrict the ability of a recipient of the Work from You to exercise the rights granted to that recipient under the terms of the License. This Section 4(a) applies to the Work as incorporated in a Collection, but this does not require the Collection apart from the Work itself to be made subject to the terms of this License. </text:span><text:span text:style-name="T18">If You create a Collection, upon notice from any Licensor You must, to the extent practicable, remove from the Collection any credit as required by Section 4(d), as requested. If You create an Adaptation, upon notice from any Licensor You must, to the extent practicable, remove from the Adaptation any credit as required by Section 4(d), as requested.</text:span></text:p>
      <text:p text:style-name="P21"><text:span text:style-name="T18">b. </text:span><text:span text:style-name="T9">Subject to the exceptions in Section 4(c) and 4(d)</text:span><text:span text:style-name="T17">, you may not exercise any of the rights granted to You in Section 3 above in any manner that is primarily intended for or directed toward commercial advantage or private monetary compensation. </text:span><text:span text:style-name="T18">The exchange of the Work for other copyrighted works by means of digital file-sharing or otherwise shall not be considered to be intended for or directed toward commercial advantage or private monetary compensation, provided there is no payment of any monetary compensation in connection with the exchange of copyrighted works.</text:span></text:p>
      <text:p text:style-name="P21"><text:span text:style-name="T10">c.</text:span><text:span text:style-name="T11"> </text:span><text:span text:style-name="T10">You may exercise the rights granted in Section 3 for unfettered commercial purposes only if:</text:span></text:p>
      <text:p text:style-name="P28"><text:span text:style-name="T10">i. You are a private individual, Cooperative Enterprise, or worker-owned collective (“Worker-owned Enterprise”); </text:span></text:p>
      <text:p text:style-name="P28"><text:span text:style-name="T10">ii. financial gain, surplus, profits and benefits produced by the business or collective are distributed among the owners not solely based on the portion of shares held</text:span><text:span text:style-name="T9">;</text:span></text:p>
      <text:p text:style-name="P28"><text:span text:style-name="T10">iii. You donate five-percent (5.00%) of all revenue derived from the commercial use of the Work, Adaptation, or Adaptation in a Collection in a calendar year or the end of Your fiscal year to a Cooperative Enterprise, tax-exempt nonprofit organization, or worker-owned collective, that has the same or substantially similar set of values to the Author Values; and </text:span></text:p>
      <text:p text:style-name="P28"><text:span text:style-name="T10">iv. You license the Adaptation, or the Adaptation in a Collection to the Licensor and any future licensee of the Adaptation or Adaptation in a Collection under the same terms of this license. </text:span></text:p>
      <text:p text:style-name="P21"><text:soft-page-break/><text:span text:style-name="T10">d. You may exercise the rights granted in Section 3 for commercial purposes</text:span><text:span text:style-name="T11"> </text:span><text:span text:style-name="T10">if You are a Capitalist Enterprise subject to the following restrictions:</text:span></text:p>
      <text:p text:style-name="P27"/>
      <text:list xml:id="list593917476" text:style-name="WWNum11">
        <text:list-item>
          <text:p text:style-name="P14"><text:span text:style-name="T10">The Work is currently in use, including as an Adaptation or an Adaptation in a Collection, by at least five (5) Worker-owned Enterprises prior to Your use of this license;</text:span></text:p>
        </text:list-item>
        <text:list-item>
          <text:p text:style-name="P14"><text:span text:style-name="T10">You apply the Harberger Tax in Section 4(e) to all your Adaptations of the Work; and</text:span></text:p>
        </text:list-item>
        <text:list-item>
          <text:p text:style-name="P14"><text:span text:style-name="T10">You take one of the following actions:</text:span></text:p>
          <text:list>
            <text:list-item>
              <text:p text:style-name="P30"><text:span text:style-name="T10">You have filed articles of conversion with the appropriate government agency in <text:s/>the jurisdiction where You were formed to convert to a Cooperative Enterprise;; </text:span></text:p>
            </text:list-item>
            <text:list-item>
              <text:p text:style-name="P30"><text:span text:style-name="T10">You have passed an official formal resolution acknowledging and subjecting the Capitalist Enterprise to the practices of a Cooperative Enterprise;</text:span></text:p>
            </text:list-item>
            <text:list-item>
              <text:p text:style-name="P30"><text:span text:style-name="T10">You have passed an official formal resolution acknowledging and subjecting the Capitalist Enterprise to abide by Self-management Practice; or </text:span></text:p>
            </text:list-item>
            <text:list-item>
              <text:p text:style-name="P30"><text:span text:style-name="T10">You license all Adaptations of the Work to the Licensor under a worldwide, royalty-free, non-exclusive, perpetual (for the duration of the applicable copyright) license for any and all uses of the Adaptation [Alternatively, under the same terms of this License];</text:span></text:p>
            </text:list-item>
          </text:list>
        </text:list-item>
      </text:list>
      <text:p text:style-name="P35"/>
      <text:p text:style-name="P18"><text:span text:style-name="T10">e. The Harberger Tax method is defined as follows:</text:span></text:p>
      <text:p text:style-name="P20"/>
      <text:list xml:id="list3298207501" text:style-name="WWNum5">
        <text:list-item>
          <text:p text:style-name="P6"><text:span text:style-name="T10">The Capitalist Enterprise must apply the Harberger Tax method to determine the Adaptation Value of their Adaptation, or Adaptation in a Collection;</text:span></text:p>
        </text:list-item>
        <text:list-item>
          <text:p text:style-name="P6"><text:span text:style-name="T10">The Capitalist Enterprise must faithfully engage in negotiations, but is not required to reach an agreement, with all third parties that request the Capitalist Enterprise to sell, transfer, or lease <text:s/>the Adaptation, or Adaptation in a Collection, <text:s/>at the Adaptation Value.</text:span></text:p>
        </text:list-item>
        <text:list-item>
          <text:p text:style-name="P6"><text:span text:style-name="T10">The Capitalist Enterprise must offer any goods or services (very liberal interpretation of goods or services), of which are based solely on, or in combination with, the Work or Adaptation, at a price no lower than ten-percent (10%), nor higher than ninety-percent (90%), of the Adaptation Value.</text:span></text:p>
        </text:list-item>
        <text:list-item>
          <text:p text:style-name="P6"><text:span text:style-name="T10">The Capitalist Enterprise must negotiate any contracts, deals, arrangements or other similar interactions involving the Adaptation, with the value no higher than twenty-percent (20%) of the Adaptation Value, nor lower than five-percent (5%) of the Adaptation Value. </text:span></text:p>
        </text:list-item>
        <text:list-item>
          <text:p text:style-name="P6"><text:span text:style-name="T10">The Capitalist Enterprise must pay an annual licensing fee of fifteen-percent (15%) of any <text:s/>gross value/receipts from the sale, transfer, securitization, lease, incorporation into another IP, or use in a good or service, of the Adaptation, or Adaptation in Collection, <text:s/>as prescribed in the Payments section. <text:s/></text:span></text:p>
        </text:list-item>
        <text:list-item>
          <text:p text:style-name="P6"><text:span text:style-name="T10">The Capitalist Enterprise must pay an annual licensing fee of fifteen-percent (15%) of the Adaptation Value to the Licensor, as prescribed in the Payments section.</text:span></text:p>
        </text:list-item>
        <text:list-item>
          <text:p text:style-name="P6"><text:span text:style-name="T10">The Adaptation Value of the Adaptation shall increase on an annual basis based at a five-percent (5%) interest rate.</text:span></text:p>
        </text:list-item>
        <text:list-item>
          <text:p text:style-name="P6"><text:span text:style-name="T10">The Capitalist Enterprise must direct two-percent (2.00%) of every payment required under this license to the licensor, to the Author of the Work if the Author of the Work is not the licensor and the Author is ascertainable by reasonable means. <text:s/></text:span></text:p>
        </text:list-item>
        <text:list-item>
          <text:p text:style-name="P6"><text:span text:style-name="T10">The licensor retains the right of first refusal on any proposed sale, transfer, or lease of the Adaptation, or Adaptation in a Collection from the Capitalist Enterprise to a third party</text:span></text:p>
        </text:list-item>
        <text:list-item>
          <text:p text:style-name="P6"><text:soft-page-break/><text:span text:style-name="T10">The Capitalist Enterprise’s first use of the Harberger Tax method for determining the Adaptation Value of an Adaptation sets the absolute minimum <text:s/>Adaptation Value of the Adaptation.</text:span></text:p>
        </text:list-item>
        <text:list-item>
          <text:p text:style-name="P6"><text:span text:style-name="T10">The Capitalist Enterprise shall determine the Adaptation Value of an Adaptation on a biannual basis, and must include any interest accrued as part of the newly assessed Adaptation Value. <text:s/></text:span></text:p>
        </text:list-item>
        <text:list-item>
          <text:p text:style-name="P6"><text:span text:style-name="T10">The Capitalist Enterprise must publicly announce on an official channel of communication the Adaptation Value of the Adaptation.</text:span></text:p>
        </text:list-item>
        <text:list-item>
          <text:p text:style-name="P6"><text:span text:style-name="T10">The minimum Adaptation Value is USD $5.00.</text:span></text:p>
        </text:list-item>
        <text:list-item>
          <text:p text:style-name="P6"><text:span text:style-name="T10">Notwithstanding Section 4(e), a Capitalist Enterprise may avoid applying the Harberger Tax method by:</text:span></text:p>
        </text:list-item>
      </text:list>
      <text:p text:style-name="P37"/>
      <text:list xml:id="list102657362660380" text:continue-list="list593917476" text:style-name="WWNum11">
        <text:list-item>
          <text:list>
            <text:list-item>
              <text:p text:style-name="P34"><text:span text:style-name="T10">Gifting their Adaptation of the Work to the Steward, the Licensor or a Worker-owned Business that is not a subsidiary or parent of the Capitalist Enterprise nor controlled by the Capitalist Enterprise.</text:span></text:p>
            </text:list-item>
            <text:list-item>
              <text:p text:style-name="P34"><text:span text:style-name="T10">Drafting a formal binding declaration that the: </text:span></text:p>
              <text:list>
                <text:list-item>
                  <text:p text:style-name="P39"><text:span text:style-name="T10">Adaptation is part of the Public Domain, and</text:span></text:p>
                </text:list-item>
                <text:list-item>
                  <text:p text:style-name="P39"><text:span text:style-name="T10">Capitalist Enterprise will never use the Adaptation, in any form, in the future for any purpose.</text:span></text:p>
                </text:list-item>
              </text:list>
            </text:list-item>
          </text:list>
        </text:list-item>
      </text:list>
      <text:p text:style-name="P22"/>
      <text:p text:style-name="P21"><text:span text:style-name="T18">f. If You Distribute, or Publicly Perform the Work or any Adaptations or Collections, You must, unless a request has been made pursuant to Section 4(a)</text:span><text:span text:style-name="T17">, keep intact all copyright notices for the Work and provide, reasonable to the medium or means You are utilizing:</text:span><text:span text:style-name="T20"> </text:span></text:p>
      <text:list xml:id="list2447394937" text:style-name="WWNum1">
        <text:list-item>
          <text:p text:style-name="P15"><text:span text:style-name="T18">(i) the name of the Original Author (or pseudonym, if applicable) if supplied, and/or if the Original Author and/or Licensor designate another party or parties (e.g., a sponsor institute, publishing entity, journal) for attribution (“Attribution Parties”) in Licensor’s copyright notice, terms of service or by other reasonable means, the name of such party or parties; </text:span></text:p>
        </text:list-item>
        <text:list-item>
          <text:p text:style-name="P7"><text:span text:style-name="T18">(ii) the title of the Work if supplied; </text:span></text:p>
        </text:list-item>
        <text:list-item>
          <text:p text:style-name="P7"><text:span text:style-name="T18">(iii) to the extent reasonably practicable, the URI, if any, that Licensor specifies to be associated with the Work, unless such URI does not refer to the copyright notice or licensing information for the Work; and, </text:span></text:p>
        </text:list-item>
        <text:list-item>
          <text:p text:style-name="P7"><text:span text:style-name="T18">(iv) consistent with Section 3(b), in the case of an Adaptation, a credit identifying the use of the Work in the Adaptation (e.g., “French translation of the Work by Original Author,” or “Screenplay based on original Work by Original Author”)</text:span></text:p>
        </text:list-item>
      </text:list>
      <text:p text:style-name="P38"/>
      <text:p text:style-name="P40"><text:span text:style-name="T17">The credit required by this Section 4(d) may be implemented in any reasonable manner;</text:span><text:span text:style-name="T18"> provided, however, that in the case of an Adaptation or Collection, at a minimum such credit will appear, if a credit for all contributing authors of the Adaptation or Collection appears, then as part of these credits and in a manner at least as prominent as the credits for the other contributing authors. For the avoidance of doubt, You may only use the credit required by this Section for the purpose of attribution in the manner set out above and, by exercising Your rights under this License, </text:span><text:span text:style-name="T9">You may not implicitly or explicitly assert or imply any connection with, sponsorship or endorsement by the Original Author, Licensor and/or Attribution Parties, as appropriate, of You or Your use of the Work, without the separate, express prior written permission of the Original Author, Licensor and/or Attribution Parties.</text:span></text:p>
      <text:p text:style-name="P21"><text:span text:style-name="T18">g. For the avoidance of doubt:</text:span></text:p>
      <text:p text:style-name="P28"><text:span text:style-name="T18">i. Non-waivable Compulsory License Schemes. In those jurisdictions in which the right to collect royalties through any statutory or compulsory licensing scheme cannot be waived, the Licensor reserves the exclusive right to collect such royalties for any exercise by You of the rights granted under this License;</text:span></text:p>
      <text:p text:style-name="P28"><text:span text:style-name="T18">ii. Waivable Compulsory License Schemes. In those jurisdictions in which the right to collect royalties through any statutory or compulsory licensing scheme can be waived, the Licensor reserves the exclusive right to collect such royalties for any exercise by You of the rights granted under this License if Your exercise of such rights is for a purpose or use which is otherwise than noncommercial as permitted under Section 4(b) and otherwise waives the right to collect royalties through any statutory or compulsory licensing scheme; and,</text:span></text:p>
      <text:p text:style-name="P28"><text:soft-page-break/><text:span text:style-name="T18">iii.Voluntary License Schemes. The Licensor reserves the right to collect royalties, whether individually or, in the event that the Licensor is a member of a collecting society that administers voluntary licensing schemes, via that society, from any exercise by You of the rights granted under this License that is for a purpose or use which is otherwise than noncommercial as permitted under Section 4(b).</text:span></text:p>
      <text:p text:style-name="P21"><text:span text:style-name="T18">h. Except as otherwise agreed in writing by the Licensor or as may be otherwise permitted by applicable law, if You Reproduce, Distribute or Publicly Perform the Work either by itself or as part of any Adaptations or Collections, You must not distort, mutilate, modify or take other derogatory action in relation to the Work which would be prejudicial to the Original Author’s honor or reputation. Licensor agrees that in those jurisdictions (e.g. Japan), in which any exercise of the right granted in Section 3(b) of this License (the right to make Adaptations) would be deemed to be a distortion, mutilation, modification or other derogatory action prejudicial to the Original Author’s honor and reputation, the Licensor will waive or not assert, as appropriate, this Section, to the fullest extent permitted by the applicable national law, to enable You to reasonably exercise Your right under Section 3(b) of this License (right to make Adaptations) but not otherwise.</text:span></text:p>
      <text:p text:style-name="P26"/>
      <text:p text:style-name="P21"><text:span text:style-name="T10">i. If You Distribute, or Publicly Perform the Work or any Adaptations or Collections, You must, unless a request has been made pursuant to Section 4(a), keep intact all provenance information (information related to how the Work was produced and the chain of Adaptations), and provide the particulars describe below, reasonable to the medium or means You are utilizing: </text:span></text:p>
      <text:list xml:id="list269455423" text:style-name="WWNum7">
        <text:list-item>
          <text:p text:style-name="P16"><text:span text:style-name="T9">The production of the Work You are using:</text:span></text:p>
          <text:list>
            <text:list-item>
              <text:p text:style-name="P31"><text:span text:style-name="T9">Original Authorship</text:span></text:p>
            </text:list-item>
            <text:list-item>
              <text:p text:style-name="P31"><text:span text:style-name="T9">Contributors and their roles</text:span></text:p>
            </text:list-item>
            <text:list-item>
              <text:p text:style-name="P31"><text:span text:style-name="T9">Labor involved </text:span></text:p>
            </text:list-item>
            <text:list-item>
              <text:p text:style-name="P31"><text:span text:style-name="T9">Costs of production</text:span></text:p>
            </text:list-item>
            <text:list-item>
              <text:p text:style-name="P31"><text:span text:style-name="T9">Governance of the production</text:span></text:p>
            </text:list-item>
            <text:list-item>
              <text:p text:style-name="P31"><text:span text:style-name="T9">Any profits of the production</text:span></text:p>
            </text:list-item>
          </text:list>
        </text:list-item>
        <text:list-item>
          <text:p text:style-name="P8"><text:span text:style-name="T9">The production of any prior Adaptations You are using:</text:span></text:p>
          <text:list>
            <text:list-item>
              <text:p text:style-name="P31"><text:span text:style-name="T9">Original Authorship</text:span></text:p>
            </text:list-item>
            <text:list-item>
              <text:p text:style-name="P31"><text:span text:style-name="T10">Adaptation Author</text:span></text:p>
            </text:list-item>
            <text:list-item>
              <text:p text:style-name="P31"><text:span text:style-name="T9">Contributors and their roles</text:span></text:p>
            </text:list-item>
            <text:list-item>
              <text:p text:style-name="P31"><text:span text:style-name="T9">Labor involved </text:span></text:p>
            </text:list-item>
            <text:list-item>
              <text:p text:style-name="P31"><text:span text:style-name="T9">Costs of production</text:span></text:p>
            </text:list-item>
            <text:list-item>
              <text:p text:style-name="P31"><text:span text:style-name="T9">Governance of the production</text:span></text:p>
            </text:list-item>
            <text:list-item>
              <text:p text:style-name="P31"><text:span text:style-name="T9">Any profits of the production</text:span></text:p>
            </text:list-item>
          </text:list>
        </text:list-item>
      </text:list>
      <text:p text:style-name="P46"><text:bookmark text:name="_7olyoqcz6l4"/><text:span text:style-name="T12">5. STEWARDSHIP</text:span></text:p>
      <text:p text:style-name="P23"><text:span text:style-name="T10">a. When the Work has been licensed under these terms to more than 1,000 licensees, the licensor, with the advice of the licensees, (though, not requiring their consent) must form, organize or select a Steward to manage the future licensing, maintenance, and commercial and non-commercial uses of the Work. </text:span></text:p>
      <text:p text:style-name="P23"><text:soft-page-break/><text:span text:style-name="T10">b. The Steward must be a:</text:span></text:p>
      <text:list xml:id="list1726219193" text:style-name="WWNum10">
        <text:list-item>
          <text:p text:style-name="P17"><text:span text:style-name="T10">Cooperative Enterprise,</text:span></text:p>
        </text:list-item>
        <text:list-item>
          <text:p text:style-name="P9"><text:span text:style-name="T10">Decentralized Autonomous Organization (DAO), </text:span></text:p>
        </text:list-item>
        <text:list-item>
          <text:p text:style-name="P9"><text:span text:style-name="T10">Stewardship Business,</text:span></text:p>
        </text:list-item>
        <text:list-item>
          <text:p text:style-name="P9"><text:span text:style-name="T10">Collective Management Organization (CMO),</text:span></text:p>
        </text:list-item>
        <text:list-item>
          <text:p text:style-name="P9"><text:span text:style-name="T10">Membership-based nonprofit entity that is not a subsidiary of a for-profit entity,</text:span></text:p>
        </text:list-item>
        <text:list-item>
          <text:p text:style-name="P9"><text:span text:style-name="T10">Joint Repository,</text:span></text:p>
        </text:list-item>
        <text:list-item>
          <text:p text:style-name="P9"><text:span text:style-name="T10">Trust, or</text:span></text:p>
        </text:list-item>
        <text:list-item>
          <text:p text:style-name="P9"><text:span text:style-name="T10">combination thereof.</text:span></text:p>
        </text:list-item>
      </text:list>
      <text:p text:style-name="P29"/>
      <text:p text:style-name="P23"><text:span text:style-name="T10">c. The licensor must first consider a Cooperative Enterprise or a Stewardship Business as a Steward before considering other types of organizations to be the Steward. The Steward must manage the Work and all Adaptations for the benefit of the whole class of users (author, licensors and licensees). </text:span></text:p>
      <text:p text:style-name="P23"><text:span text:style-name="T10">d. The licensor must assign all rights to the Work to the Steward, including without limitation, the right to payment under this License. Licensees must assign all rights to their Adaptations created before the formation, organization or selection of the Steward, to the Steward to continue to receive payments from Capitalist Enterprises. </text:span></text:p>
      <text:p text:style-name="P23"><text:span text:style-name="T10">e. The Steward must remunerate all licensing fees to the appropriate party(ies).</text:span></text:p>
      <text:p text:style-name="P23"><text:span text:style-name="T10">f. The Steward formed, organized or selected by the licensor must have a fiduciary duty to the class of beneficiaries.</text:span></text:p>
      <text:p text:style-name="P23"><text:span text:style-name="T10">g. Any Adaptations of the Work under this license must be issued by the Steward after it is formed, organized or selected. </text:span></text:p>
      <text:p text:style-name="P41"/>
      <text:p text:style-name="P46"><text:bookmark text:name="_3dy6vkm"/><text:span text:style-name="T22">5. REPRESENTATIONS, WARRANTIES AND DISCLAIMER</text:span></text:p>
      <text:p text:style-name="P24"><text:span text:style-name="T17">UNLESS OTHERWISE MUTUALLY AGREED TO BY THE PARTIES IN WRITING, LICENSOR OFFERS THE WORK AS-IS AND MAKES NO REPRESENTATIONS OR WARRANTIES OF ANY KIND CONCERNING THE WORK, EXPRESS, IMPLIED, STATUTORY OR OTHERWISE, INCLUDING, WITHOUT LIMITATION, WARRANTIES OF TITLE, MERCHANTIBILITY, FITNESS FOR A PARTICULAR PURPOSE, NONINFRINGEMENT, OR THE ABSENCE OF LATENT OR OTHER DEFECTS, ACCURACY, OR THE PRESENCE OF ABSENCE OF ERRORS, WHETHER OR NOT DISCOVERABLE. SOME JURISDICTIONS DO NOT ALLOW THE EXCLUSION OF IMPLIED WARRANTIES, SO SUCH EXCLUSION MAY NOT APPLY TO YOU.</text:span></text:p>
      <text:p text:style-name="P46"><text:bookmark text:name="_1t3h5sf"/><text:span text:style-name="T22">6. LIMITATION ON LIABILITY</text:span></text:p>
      <text:p text:style-name="P24"><text:span text:style-name="T17">EXCEPT TO THE EXTENT REQUIRED BY APPLICABLE LAW, IN NO EVENT WILL LICENSOR BE LIABLE TO YOU ON ANY LEGAL THEORY FOR ANY SPECIAL, INCIDENTAL, CONSEQUENTIAL, PUNITIVE OR EXEMPLARY DAMAGES ARISING OUT OF THIS LICENSE OR THE USE OF THE WORK, EVEN IF LICENSOR HAS BEEN ADVISED OF THE POSSIBILITY OF SUCH DAMAGES.</text:span></text:p>
      <text:p text:style-name="P46"><text:bookmark text:name="_4d34og8"/><text:span text:style-name="T22">7. TERMINATION</text:span></text:p>
      <text:p text:style-name="P25"><text:soft-page-break/><text:span text:style-name="T18">a. This License and the rights granted hereunder will terminate automatically upon any breach by You of the terms of this License. Individuals or entities who have received Adaptations or Collections from You under this License, however, will not have their licenses terminated provided such individuals or entities remain in full compliance with those licenses. Sections 1, 2, 5, 6, 7, and 8 will survive any termination of this License.</text:span></text:p>
      <text:p text:style-name="P25"><text:span text:style-name="T18">b. Subject to the above terms and conditions, the license granted here is perpetual (for the duration of the applicable copyright in the Work). Notwithstanding the above, Licensor reserves the right to release the Work under different license terms or to stop distributing the Work at any time; provided, however that any such election will not serve to withdraw this License (or any other license that has been, or is required to be, granted under the terms of this License), and this License will continue in full force and effect unless terminated as stated above.</text:span></text:p>
      <text:p text:style-name="P46"><text:bookmark text:name="_2s8eyo1"/><text:span text:style-name="T22">8. MISCELLANEOUS</text:span></text:p>
      <text:p text:style-name="P25"><text:span text:style-name="T18">a. Each time You Distribute or Publicly Perform the Work or a Collection, the Licensor offers to the recipient a license to the Work on the same terms and conditions as the license granted to You under this License.</text:span></text:p>
      <text:p text:style-name="P25"><text:span text:style-name="T18">b. Each time You Distribute or Publicly Perform an Adaptation, Licensor offers to the recipient a license to the original Work on the same terms and conditions as the license granted to You under this License.</text:span></text:p>
      <text:p text:style-name="P25"><text:span text:style-name="T18">c. If any provision of this License is invalid or unenforceable under applicable law, it shall not affect the validity or enforceability of the remainder of the terms of this License, and without further action by the parties to this agreement, such provision shall be reformed to the minimum extent necessary to make such provision valid and enforceable.</text:span></text:p>
      <text:p text:style-name="P25"><text:span text:style-name="T18">d. No term or provision of this License shall be deemed waived and no breach consented to unless such waiver or consent shall be in writing and signed by the party to be charged with such waiver or consent.</text:span></text:p>
      <text:p text:style-name="P25"><text:span text:style-name="T18">e. This License constitutes the entire agreement between the parties with respect to the Work licensed here. There are no understandings, agreements or representations with respect to the Work not specified here. Licensor shall not be bound by any additional provisions that may appear in any communication from You. This License may not be modified without the mutual written agreement of the Licensor and You.</text:span></text:p>
      <text:p text:style-name="P25"><text:span text:style-name="T18">f. The rights granted under, and the subject matter referenced, in this License were drafted utilizing the terminology of the Berne Convention for the Protection of Literary and Artistic Works (as amended on September 28, 1979), the Rome Convention of 1961, the WIPO Copyright Treaty of 1996, the WIPO Performances and Phonograms Treaty of 1996 and the Universal Copyright Convention (as revised on July 24, 1971). These rights and subject matter take effect in the relevant jurisdiction in which the License terms are sought to be enforced according to the corresponding provisions of the implementation of those treaty provisions in the applicable national law. If the standard suite of rights granted under applicable copyright law includes additional rights not granted under this License, such additional rights are deemed to be included in the License; this License is not intended to restrict the license of any rights under applicable law.</text:span></text:p>
      <text:p text:style-name="P1"/>
      <text:p text:style-name="Heading_20_3"><text:bookmark text:name="_17dp8vu"/><text:span text:style-name="T13">9. PUBLIC TRACKING</text:span></text:p>
      <text:p text:style-name="P3"/>
      <text:list xml:id="list599584159" text:style-name="WWNum2">
        <text:list-item>
          <text:p text:style-name="P10"><text:span text:style-name="T8">The licensor must deposit a document evincing the existence of the Work (i.e., proof of existence) if they are the Author of the Work, or a document evincing the existence of an Adaptation, with a public database or repository, such as an open access repository or database. However, the Work itself need not be accessible in a commons resource. A proof of existence that may satisfy this requirement is a cryptographically-secure timestamp or a cryptographic hash of the Work. The licensor must complete this requirement before or on the date the licensor licenses the Work or Adaptation under this License. The Licensor must include relevant keywords, if possible, when depositing the proof of existence.</text:span></text:p>
        </text:list-item>
        <text:list-item>
          <text:p text:style-name="P10"><text:span text:style-name="T8">The licensee must deposit a document evincing the existence of any and all <text:s/>Adaptations and any uses of the Work (i.e., proof of existence) with a public database or repository, such as an open access repository or database. The Licensee must complete this requirement within fourteen (14) days after creating an Adaptation of the Work under this License, or use of the Work under this License. The licensee must include relevant keywords, if possible, when depositing the proof of existence.</text:span></text:p>
        </text:list-item>
      </text:list>
      <text:p text:style-name="P3"/>
      <text:p text:style-name="Heading_20_3"><text:bookmark text:name="_nz7vsddal4z5"/><text:span text:style-name="T13">10. PAYMENTS</text:span></text:p>
      <text:p text:style-name="P42"><text:span text:style-name="T8">a. All payments by the Licensee to the Licensor must conform with the following requirements:</text:span></text:p>
      <text:p text:style-name="P43"/>
      <text:list xml:id="list102658577052776" text:continue-list="list269455423" text:style-name="WWNum7">
        <text:list-item>
          <text:list>
            <text:list-item>
              <text:p text:style-name="P44"><text:span text:style-name="T23">The payment must be made via a blockchain-based payment system</text:span></text:p>
            </text:list-item>
            <text:list-item>
              <text:p text:style-name="P44"><text:span text:style-name="T23">The payment amount (i.e., pricing) must be denoted in US dollars (USD) or Euros (EURO)</text:span></text:p>
            </text:list-item>
            <text:list-item>
              <text:p text:style-name="P44"><text:span text:style-name="T23">The units of value (i.e., money or currency) </text:span><text:span text:style-name="T8">constituting</text:span><text:span text:style-name="T23"> the payment must be a cryptocurrency.</text:span></text:p>
            </text:list-item>
            <text:list-item>
              <text:p text:style-name="P44"><text:soft-page-break/><text:span text:style-name="T23">The payment must be made to the Licensor’s public address on a blockchain.</text:span></text:p>
            </text:list-item>
            <text:list-item>
              <text:p text:style-name="P45"><text:span text:style-name="T8">The payment must be made by December 31</text:span><text:span text:style-name="T14">st</text:span><text:span text:style-name="T8"> of every year, including the year this License is executed. </text:span></text:p>
            </text:list-item>
          </text:list>
        </text:list-item>
      </text:list>
      <text:p text:style-name="P43"/>
      <text:p text:style-name="Heading_20_3"><text:bookmark text:name="_meo5r2xrhy44"/><text:span text:style-name="T13">11. AUTHOR VALUES</text:span></text:p>
      <text:p text:style-name="P3"/>
      <text:list xml:id="list1191185252" text:style-name="WWNum8">
        <text:list-item>
          <text:p text:style-name="P11"><text:span text:style-name="T8">The Author must list the values they want to associate with this license in Section 11(b) to guide entities under Section 4(c) in donating revenue to other organizations.</text:span></text:p>
        </text:list-item>
        <text:list-item>
          <text:p text:style-name="P11"><text:span text:style-name="T8">The Licensor seeks to associate the following values with this License:</text:span></text:p>
        </text:list-item>
      </text:list>
      <text:p text:style-name="P36"/>
      <text:list xml:id="list102658698272903" text:continue-numbering="true" text:style-name="WWNum8">
        <text:list-item>
          <text:list>
            <text:list-item>
              <text:p text:style-name="P32"><text:span text:style-name="T8">….</text:span></text:p>
            </text:list-item>
            <text:list-item>
              <text:p text:style-name="P32"><text:span text:style-name="T8">….</text:span></text:p>
            </text:list-item>
            <text:list-item>
              <text:p text:style-name="P32"><text:span text:style-name="T8">…..</text:span></text:p>
            </text:list-item>
          </text:list>
        </text:list-item>
      </text:list>
      <text:p text:style-name="P1"/>
      <text:p text:style-name="Title"><text:bookmark text:name="_yqlz6gg9u0r0"/><text:span text:style-name="T1"><text:s/></text:span><text:span text:style-name="T6">Questions</text:span></text:p>
      <text:p text:style-name="P1"/>
      <text:list xml:id="list3800955976" text:style-name="WWNum9">
        <text:list-item>
          <text:p text:style-name="P12"><text:span text:style-name="T1">Should PAL include benefit enterprises as a Capitalist Enterprise or a Cooperative Enterprise?</text:span></text:p>
          <text:list>
            <text:list-item>
              <text:p text:style-name="P33"><text:span text:style-name="T1">Does it matter if the benefit enterprise is a self-management organization?</text:span></text:p>
            </text:list-item>
          </text:list>
        </text:list-item>
        <text:list-item>
          <text:p text:style-name="P12"><text:span text:style-name="T1">How would you define a </text:span><text:span text:style-name="T3">worker-owned collective</text:span><text:span text:style-name="T1">?</text:span></text:p>
        </text:list-item>
        <text:list-item>
          <text:p text:style-name="P12"><text:span text:style-name="T1">Should a cryptographic hash of </text:span><text:span text:style-name="T21">copyright notices be acceptable for giving credit?</text:span></text:p>
        </text:list-item>
        <text:list-item>
          <text:p text:style-name="P12"><text:span text:style-name="T21">Should self-management organizations be exempted from the Harberger Tax?</text:span></text:p>
        </text:list-item>
        <text:list-item>
          <text:p text:style-name="P12"><text:span text:style-name="T21">Should a Semantic Web version of this license be created with JSON-LD?</text:span></text:p>
        </text:list-item>
      </text:list>
      <text:p text:style-name="P1"/>
      <text:p text:style-name="Title"><text:bookmark text:name="_jl7vw8s2q2s1"/><text:soft-page-break/><text:span text:style-name="T1">References</text:span></text:p>
      <text:p text:style-name="Standard"/>
      <text:list xml:id="list200998347" text:style-name="WWNum3">
        <text:list-item>
          <text:p text:style-name="P13"><text:a xlink:type="simple" xlink:href="http://peerproduction.net/issues/issue-4-value-and-currency/invited-comments/between-copyleft-and-copyfarleft-advance-reciprocity-for-the-commons/" text:style-name="ListLabel_20_101" text:visited-style-name="ListLabel_20_101"><text:span text:style-name="T7">BETWEEN COPYLEFT AND COPYFARLEFT: ADVANCE RECIPROCITY FOR THE COMMONS</text:span></text:a></text:p>
        </text:list-item>
        <text:list-item>
          <text:p text:style-name="P13"><text:a xlink:type="simple" xlink:href="https://modelviewculture.com/pieces/the-culture-war-in-open-source-is-on" text:style-name="ListLabel_20_101" text:visited-style-name="ListLabel_20_101"><text:span text:style-name="T7">The Culture War in Open Source is On</text:span></text:a></text:p>
        </text:list-item>
        <text:list-item>
          <text:p text:style-name="P13"><text:a xlink:type="simple" xlink:href="https://ristret.com/s/ftmbkg/harberger_taxation_has_elegant" text:style-name="ListLabel_20_101" text:visited-style-name="ListLabel_20_101"><text:span text:style-name="T7">Harberger Taxation has an elegant application that has been overlooked: Taxing Intellectual Property</text:span></text:a></text:p>
        </text:list-item>
        <text:list-item>
          <text:p text:style-name="P13"><text:a xlink:type="simple" xlink:href="https://openaccess.city.ac.uk/id/eprint/22517/3/Entrepreneurial%20activism_finalversion_July2019.pdf" text:style-name="ListLabel_20_101" text:visited-style-name="ListLabel_20_101"><text:span text:style-name="T7">Entrepreneurial Activism? Platform Cooperativism Between Subversion and Co-optation</text:span></text:a></text:p>
        </text:list-item>
        <text:list-item>
          <text:p text:style-name="P13"><text:a xlink:type="simple" xlink:href="https://scholarlyskywritings.wordpress.com/2018/06/27/the-care-full-commons-open-access-and-the-care-of-commoning/" text:style-name="ListLabel_20_101" text:visited-style-name="ListLabel_20_101"><text:span text:style-name="T7">Commons: Open Access and the Care of Commoning | scholarly skywritings</text:span></text:a></text:p>
        </text:list-item>
        <text:list-item>
          <text:p text:style-name="P13"><text:a xlink:type="simple" xlink:href="https://www.preprints.org/manuscript/202001.0240/v1" text:style-name="ListLabel_20_101" text:visited-style-name="ListLabel_20_101"><text:span text:style-name="T7">Open or Ajar? Openness within the Neoliberal Academy</text:span></text:a><text:span text:style-name="T7"> </text:span></text:p>
        </text:list-item>
        <text:list-item>
          <text:p text:style-name="P13"><text:a xlink:type="simple" xlink:href="https://medium.com/@simondlr/what-is-harberger-tax-where-does-the-blockchain-fit-in-1329046922c6" text:style-name="ListLabel_20_101" text:visited-style-name="ListLabel_20_101"><text:span text:style-name="T7">What is Harberger Tax &amp; Where Does The Blockchain Fit In?</text:span></text:a></text:p>
        </text:list-item>
        <text:list-item>
          <text:p text:style-name="P13"><text:a xlink:type="simple" xlink:href="https://en.wikipedia.org/wiki/Collective_rights_management" text:style-name="ListLabel_20_101" text:visited-style-name="ListLabel_20_101"><text:span text:style-name="T7">Collective rights management</text:span></text:a><text:span text:style-name="T7"> </text:span></text:p>
        </text:list-item>
        <text:list-item>
          <text:p text:style-name="P13"><text:a xlink:type="simple" xlink:href="https://wiki.p2pfoundation.net/Peer_Production_License" text:style-name="ListLabel_20_101" text:visited-style-name="ListLabel_20_101"><text:span text:style-name="T7">Peer Production License - P2P Foundation</text:span></text:a></text:p>
        </text:list-item>
        <text:list-item>
          <text:p text:style-name="P13"><text:a xlink:type="simple" xlink:href="https://purpose-economy.org/en/" text:style-name="ListLabel_20_101" text:visited-style-name="ListLabel_20_101"><text:span text:style-name="T7">Purpose: A new economy is possible. We're enabling its pioneers.</text:span></text:a></text:p>
        </text:list-item>
        <text:list-item>
          <text:p text:style-name="P13"><text:a xlink:type="simple" xlink:href="https://medium.com/bettersharing/steward-ownership-is-capitalism-2-0-76a1c50a6d88" text:style-name="ListLabel_20_101" text:visited-style-name="ListLabel_20_101"><text:span text:style-name="T7">Steward-ownership is capitalism 2.0 | by Juho Makkonen | Better sharing</text:span></text:a></text:p>
        </text:list-item>
        <text:list-item>
          <text:p text:style-name="P13"><text:a xlink:type="simple" xlink:href="https://blog.p2pfoundation.net/data-as-a-common-in-the-sharing-economy-a-general-policy-proposal/2016/10/14" text:style-name="ListLabel_20_101" text:visited-style-name="ListLabel_20_101"><text:span text:style-name="T7">Data as a common in the sharing economy: a general policy proposal</text:span></text:a><text:span text:style-name="T7"> </text:span></text:p>
        </text:list-item>
        <text:list-item>
          <text:p text:style-name="P13"><text:a xlink:type="simple" xlink:href="https://builtin.com/software-engineering-perspectives/ethical-source-hippocratic-license" text:style-name="ListLabel_20_101" text:visited-style-name="ListLabel_20_101"><text:span text:style-name="T7">Is Your Open-Source Code Fueling Human Rights Abuses?</text:span></text:a></text:p>
        </text:list-item>
        <text:list-item>
          <text:p text:style-name="P13"><text:a xlink:type="simple" xlink:href="https://docs.google.com/document/d/1CNC9DvYzNevbxTD-UNwvI1f8t6Uy6hO5UERAKqppJs4/edit" text:style-name="ListLabel_20_101" text:visited-style-name="ListLabel_20_101"><text:span text:style-name="T7">DATA USE AGREEMENT</text:span></text:a><text:span text:style-name="T1"> (for an example of a data licensing agreement)</text:span><text:span text:style-name="T7"> </text:span></text:p>
        </text:list-item>
        <text:list-item>
          <text:p text:style-name="P13"><text:a xlink:type="simple" xlink:href="https://ethicalsource.dev/definition/" text:style-name="ListLabel_20_101" text:visited-style-name="ListLabel_20_101"><text:span text:style-name="T7">The Ethical Source Definition (ESD)</text:span></text:a></text:p>
        </text:list-item>
        <text:list-item>
          <text:p text:style-name="P13"><text:a xlink:type="simple" xlink:href="https://katedowninglaw.com/2019/09/08/the-great-open-source-shake-up/" text:style-name="ListLabel_20_101" text:visited-style-name="ListLabel_20_101"><text:span text:style-name="T7">The Great Open Source Shake-up</text:span></text:a></text:p>
        </text:list-item>
        <text:list-item>
          <text:p text:style-name="P13"><text:a xlink:type="simple" xlink:href="https://polyformproject.org/" text:style-name="ListLabel_20_101" text:visited-style-name="ListLabel_20_101"><text:span text:style-name="T7">Polyform Project – simple, standard, plain-language software licenses</text:span></text:a></text:p>
        </text:list-item>
        <text:list-item>
          <text:p text:style-name="P13"><text:a xlink:type="simple" xlink:href="https://osf.io/hnerp/?view_only=44b5c10772d5470892b701dfe4b2c833" text:style-name="ListLabel_20_101" text:visited-style-name="ListLabel_20_101"><text:span text:style-name="T7">The Tyranny of Openness: What Happened to Peer Production?</text:span></text:a></text:p>
        </text:list-item>
        <text:list-item>
          <text:p text:style-name="P13"><text:a xlink:type="simple" xlink:href="https://casrai.org/credit/" text:style-name="ListLabel_20_101" text:visited-style-name="ListLabel_20_101"><text:span text:style-name="T7">CRediT - Contributor Roles Taxonomy</text:span></text:a></text:p>
        </text:list-item>
        <text:list-item>
          <text:p text:style-name="P13"><text:soft-page-break/><text:a xlink:type="simple" xlink:href="https://www.noemamag.com/exit-to-community/" text:style-name="ListLabel_20_101" text:visited-style-name="ListLabel_20_101"><text:span text:style-name="T7">Exit To Community - NOEMA</text:span></text:a></text:p>
        </text:list-item>
        <text:list-item>
          <text:p text:style-name="P13"><text:a xlink:type="simple" xlink:href="https://docs.google.com/document/d/1UK9eWFjQRbGtF7wAMBNyntT7kZNpvSIe5cSY_VAuE0Q/edit?ts=5ca0a07c#" text:style-name="ListLabel_20_101" text:visited-style-name="ListLabel_20_101"><text:span text:style-name="T7">Existing value accounting initiatives</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tyle="italic" style:font-style-asian="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fo:font-size="15pt" style:font-size-asian="15pt"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Montserrat" fo:font-family="Montserrat" style:font-family-generic="roman" style:font-pitch="variable" fo:font-size="10.5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ontserrat" fo:font-family="Montserrat"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Montserrat" fo:font-family="Montserrat"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Montserrat" fo:font-family="Montserrat"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Montserrat" fo:font-family="Montserrat" style:font-family-generic="roman" style:font-pitch="variable" fo:font-size="10.5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Montserrat" fo:font-family="Montserrat" style:font-family-generic="roman" style:font-pitch="variable" fo:font-size="11.5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Montserrat" fo:font-family="Montserrat" style:font-family-generic="roman" style:font-pitch="variable" fo:font-size="10.5pt" style:text-underline-style="none"/>
    </style:style>
    <style:style style:name="ListLabel_20_56" style:display-name="ListLabel 56" style:family="text">
      <style:text-properties style:font-name="Montserrat" fo:font-family="Montserrat" style:font-family-generic="roman" style:font-pitch="variable" fo:font-size="11pt"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Montserrat" fo:font-family="Montserrat" style:font-family-generic="roman" style:font-pitch="variable" style:text-underline-style="none"/>
    </style:style>
    <style:style style:name="ListLabel_20_65" style:display-name="ListLabel 65" style:family="text">
      <style:text-properties style:font-name="Montserrat" fo:font-family="Montserrat" style:font-family-generic="roman" style:font-pitch="variable"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Montserrat" fo:font-family="Montserrat" style:font-family-generic="roman" style:font-pitch="variable" style:text-underline-style="none"/>
    </style:style>
    <style:style style:name="ListLabel_20_74" style:display-name="ListLabel 74" style:family="text">
      <style:text-properties style:font-name="Montserrat" fo:font-family="Montserrat" style:font-family-generic="roman" style:font-pitch="variable"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Montserrat" fo:font-family="Montserrat" style:font-family-generic="roman" style:font-pitch="variable" fo:font-size="10.5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Montserrat" fo:font-family="Montserrat" style:font-family-generic="roman" style:font-pitch="variable" fo:font-size="10.5pt" style:text-underline-style="none"/>
    </style:style>
    <style:style style:name="ListLabel_20_92" style:display-name="ListLabel 92" style:family="text">
      <style:text-properties style:font-name="Montserrat" fo:font-family="Montserrat" style:font-family-generic="roman" style:font-pitch="variable" fo:font-size="10.5pt" style:text-underline-style="none"/>
    </style:style>
    <style:style style:name="ListLabel_20_93" style:display-name="ListLabel 93" style:family="text">
      <style:text-properties style:font-name="Montserrat" fo:font-family="Montserrat" style:font-family-generic="roman" style:font-pitch="variable" fo:font-size="10.5pt"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1155cc" style:font-name="Montserrat" fo:font-family="Montserrat" style:font-family-generic="roman" style:font-pitch="variable" style:text-underline-style="solid" style:text-underline-width="auto" style:text-underline-color="font-color" style:font-name-asian="Montserrat1" style:font-family-asian="Montserrat" style:font-family-generic-asian="system" style:font-pitch-asian="variable" style:font-name-complex="Montserrat1" style:font-family-complex="Montserrat"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1" style:display-name="ListLabel 101" style:family="text">
      <style:text-properties style:font-name="Montserrat" fo:font-family="Montserrat" style:font-family-generic="roman" style:font-pitch="variable" style:text-underline-style="solid" style:text-underline-width="auto" style:text-underline-color="font-color" style:font-name-asian="Montserrat1" style:font-family-asian="Montserrat" style:font-family-generic-asian="system" style:font-pitch-asian="variable" style:font-name-complex="Montserrat1" style:font-family-complex="Montserrat"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44"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66"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72"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style style:name="MT1" style:family="text">
      <style:text-properties style:font-name="Montserrat" style:font-name-asian="Montserrat1" style:font-name-complex="Montserrat1"/>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text:span text:style-name="MT1">@author: Charles Adjovu</text:span></text:p>
        <text:p text:style-name="Standard"><text:span text:style-name="MT1">@affiliation: Ledgerback Digital Commons Research Cooperative</text:span></text:p>
      </style:header>
      <style:footer>
        <text:p text:style-name="MP1"><text:page-number text:select-page="current">2</text:page-number></text:p>
      </style:footer>
    </style:master-page>
    <style:master-page style:name="Converted1" style:page-layout-name="Mpm1">
      <style:header>
        <text:p text:style-name="Standard"><text:span text:style-name="MT1">@author: Charles Adjovu</text:span></text:p>
        <text:p text:style-name="Standard"><text:span text:style-name="MT1">@affiliation: Ledgerback Digital Commons Research Cooperative</text:span></text:p>
      </style:header>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2" meta:paragraph-count="191" meta:word-count="5614" meta:character-count="34885" meta:non-whitespace-character-count="29512"/>
    <meta:generator>LibreOfficeDev/6.0.5.2$Linux_X86_64 LibreOffice_project/</meta:generator>
  </office:meta>
</office:document-meta>
</file>